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dc2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Standard deviation</text:p>
      <text:p text:style-name="P1">hadoop jar hadoop-mapreduce-examples-2.2.0.jar wordstandarddeviation /Atchaya/Ambedkarspeech.txt /Atchaya/mapreduce/wordstandarddeviation</text:p>
      <text:p text:style-name="P1"/>
      <text:p text:style-name="P1">2.Median</text:p>
      <text:p text:style-name="P1">hadoop jar hadoop-mapreduce-examples-2.2.0.jar wordmedian /Atchaya/Ambedkarspeech.txt /Atchaya/mapreduce/wordmedian</text:p>
      <text:p text:style-name="P1"/>
      <text:p text:style-name="P1">3.Mean</text:p>
      <text:p text:style-name="P1">hadoop jar hadoop-mapreduce-examples-2.2.0.jar wordmean /Atchaya/Ambedkarspeech.txt /Atchaya/mapreduce/wordmean</text:p>
      <text:p text:style-name="P1"/>
      <text:p text:style-name="P1">4.Count</text:p>
      <text:p text:style-name="P1">hadoop jar hadoop-mapreduce-examples-2.2.0.jar wordcount /Atchaya/Ambedkarspeech.txt /Atchaya/mapreduce/wordcoun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reka </meta:initial-creator>
    <meta:creation-date>2022-09-23T00:39:43</meta:creation-date>
    <dc:date>2022-09-23T00:45:14</dc:date>
    <dc:creator>edureka </dc:creator>
    <meta:editing-duration>P0D</meta:editing-duration>
    <meta:editing-cycles>1</meta:editing-cycles>
    <meta:document-statistic meta:table-count="0" meta:image-count="0" meta:object-count="0" meta:page-count="1" meta:paragraph-count="8" meta:word-count="29" meta:character-count="518" meta:non-whitespace-character-count="496"/>
    <meta:generator>LibreOffice/4.0.4.2$Linux_x86 LibreOffice_project/400m0$Build-2</meta:generator>
  </office:meta>
</office:document-meta>
</file>